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8c31e"/>
    </style:style>
    <style:style style:name="P2" style:family="paragraph" style:parent-style-name="Standard">
      <style:paragraph-properties fo:text-align="start" style:justify-single-word="false"/>
      <style:text-properties officeooo:paragraph-rsid="003bbb7b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9eb27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91baa" officeooo:paragraph-rsid="0038c31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9b5a0" officeooo:paragraph-rsid="0029b5a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fb0ba" officeooo:paragraph-rsid="002a97d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a081a" officeooo:paragraph-rsid="003a081a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1baa" officeooo:paragraph-rsid="0038c31e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1baa" officeooo:paragraph-rsid="0038c31e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a553" officeooo:paragraph-rsid="0038c31e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38c31e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a346" officeooo:paragraph-rsid="0038c31e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70626" officeooo:paragraph-rsid="0038c31e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a081a" officeooo:paragraph-rsid="003a081a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c3dc2" officeooo:paragraph-rsid="003c3dc2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521bb" officeooo:paragraph-rsid="0038c31e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8c31e" officeooo:paragraph-rsid="0038c31e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dc191" officeooo:paragraph-rsid="003dc191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407f4a"/>
    </style:style>
    <style:style style:name="P2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officeooo:rsid="003c3dc2" officeooo:paragraph-rsid="003c3dc2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3bbb7b" style:font-size-asian="12pt" style:font-size-complex="12pt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38c31e" style:font-size-asian="12pt" style:font-size-complex="12pt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91baa" officeooo:paragraph-rsid="0038c31e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38c31e"/>
    </style:style>
    <style:style style:name="P26" style:family="paragraph" style:parent-style-name="Standard" style:list-style-name="L7">
      <style:paragraph-properties fo:text-align="start" style:justify-single-word="false"/>
      <style:text-properties officeooo:paragraph-rsid="0038c31e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ebe0a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31615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44d7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86788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91baa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8c31e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d554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ba553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a075e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5f0226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22596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91baa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38c31e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407f4a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d554b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5f0226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522596" style:font-size-asian="12pt" style:font-weight-asian="normal" style:font-size-complex="12pt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91baa" style:font-weight-asian="bold" style:font-weight-complex="bold"/>
    </style:style>
    <style:style style:name="T25" style:family="text">
      <style:text-properties fo:font-weight="bold" officeooo:rsid="0038c31e" style:font-weight-asian="bold" style:font-weight-complex="bold"/>
    </style:style>
    <style:style style:name="T26" style:family="text">
      <style:text-properties fo:font-weight="bold" officeooo:rsid="004ba553" style:font-weight-asian="bold" style:font-weight-complex="bold"/>
    </style:style>
    <style:style style:name="T27" style:family="text">
      <style:text-properties fo:font-weight="bold" officeooo:rsid="004d4246" style:font-weight-asian="bold" style:font-weight-complex="bold"/>
    </style:style>
    <style:style style:name="T28" style:family="text">
      <style:text-properties fo:font-weight="bold" officeooo:rsid="004d554b" style:font-weight-asian="bold" style:font-weight-complex="bold"/>
    </style:style>
    <style:style style:name="T29" style:family="text">
      <style:text-properties fo:font-weight="bold" officeooo:rsid="005a075e" style:font-weight-asian="bold" style:font-weight-complex="bold"/>
    </style:style>
    <style:style style:name="T30" style:family="text">
      <style:text-properties fo:font-weight="bold" officeooo:rsid="005f0226" style:font-weight-asian="bold" style:font-weight-complex="bold"/>
    </style:style>
    <style:style style:name="T31" style:family="text">
      <style:text-properties fo:font-weight="bold" officeooo:rsid="00522596" style:font-weight-asian="bold" style:font-weight-complex="bold"/>
    </style:style>
    <style:style style:name="T32" style:family="text">
      <style:text-properties officeooo:rsid="0038c31e"/>
    </style:style>
    <style:style style:name="T33" style:family="text">
      <style:text-properties officeooo:rsid="00491baa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38c31e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479bde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4ba553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4e547e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491baa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fo:font-weight="bold" officeooo:rsid="004ba553" style:font-weight-asian="bold" style:font-weight-complex="bold"/>
    </style:style>
    <style:style style:name="T41" style:family="text">
      <style:text-properties style:text-line-through-style="none" style:text-line-through-type="none" fo:font-weight="normal" officeooo:rsid="004ba553" style:font-weight-asian="normal" style:font-weight-complex="normal"/>
    </style:style>
    <style:style style:name="T42" style:family="text">
      <style:text-properties style:text-line-through-style="none" style:text-line-through-type="none" style:font-name="DejaVu Sans Condensed1" fo:font-size="12pt" fo:font-weight="normal" officeooo:rsid="003a081a" style:font-name-asian="DejaVu Sans Condensed1" style:font-size-asian="12pt" style:font-weight-asian="normal" style:font-name-complex="DejaVu Sans Condensed1" style:font-size-complex="12pt" style:font-weight-complex="normal"/>
    </style:style>
    <style:style style:name="T43" style:family="text">
      <style:text-properties style:text-line-through-style="none" style:text-line-through-type="none" style:font-name="DejaVu Sans Condensed1" fo:font-size="12pt" fo:font-weight="normal" officeooo:rsid="003abc1e" style:font-name-asian="DejaVu Sans Condensed1" style:font-size-asian="12pt" style:font-weight-asian="normal" style:font-name-complex="DejaVu Sans Condensed1" style:font-size-complex="12pt" style:font-weight-complex="normal"/>
    </style:style>
    <style:style style:name="T44" style:family="text">
      <style:text-properties style:text-line-through-style="none" style:text-line-through-type="none" style:font-name="DejaVu Sans Condensed1" fo:font-size="12pt" fo:font-weight="normal" officeooo:rsid="003bbb7b" style:font-name-asian="DejaVu Sans Condensed1" style:font-size-asian="12pt" style:font-weight-asian="normal" style:font-name-complex="DejaVu Sans Condensed1" style:font-size-complex="12pt" style:font-weight-complex="normal"/>
    </style:style>
    <style:style style:name="T45" style:family="text">
      <style:text-properties style:text-line-through-style="none" style:text-line-through-type="none" style:font-name="DejaVu Sans Condensed1" fo:font-weight="normal" officeooo:rsid="003bbb7b" style:font-name-asian="DejaVu Sans Condensed1" style:font-weight-asian="normal" style:font-name-complex="DejaVu Sans Condensed1" style:font-weight-complex="normal"/>
    </style:style>
    <style:style style:name="T46" style:family="text">
      <style:text-properties style:text-line-through-style="none" style:text-line-through-type="none" style:font-name="DejaVu Sans Condensed1" fo:font-weight="bold" officeooo:rsid="003bbb7b" style:font-name-asian="DejaVu Sans Condensed1" style:font-weight-asian="bold" style:font-name-complex="DejaVu Sans Condensed1" style:font-weight-complex="bold"/>
    </style:style>
    <style:style style:name="T47" style:family="text">
      <style:text-properties officeooo:rsid="004ba553"/>
    </style:style>
    <style:style style:name="T48" style:family="text">
      <style:text-properties officeooo:rsid="004d4246"/>
    </style:style>
    <style:style style:name="T49" style:family="text">
      <style:text-properties style:font-name="DejaVu Sans Condensed1" style:font-name-asian="DejaVu Sans Condensed1" style:font-name-complex="DejaVu Sans Condensed1"/>
    </style:style>
    <style:style style:name="T50" style:family="text">
      <style:text-properties style:font-name="DejaVu Sans Condensed1" officeooo:rsid="003abc1e" style:font-name-asian="DejaVu Sans Condensed1" style:font-name-complex="DejaVu Sans Condensed1"/>
    </style:style>
    <style:style style:name="T51" style:family="text">
      <style:text-properties style:font-name="DejaVu Sans Condensed1" officeooo:rsid="003c3dc2" style:font-name-asian="DejaVu Sans Condensed1" style:font-name-complex="DejaVu Sans Condensed1"/>
    </style:style>
    <style:style style:name="T52" style:family="text">
      <style:text-properties officeooo:rsid="004d554b"/>
    </style:style>
    <style:style style:name="T53" style:family="text">
      <style:text-properties officeooo:rsid="005f0226"/>
    </style:style>
    <style:style style:name="T54" style:family="text">
      <style:text-properties officeooo:rsid="005225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4</text:span><text:span text:style-name="T6">0</text:span><text:span text:style-name="T7">1</text:span><text:span text:style-name="T3"> - </text:span><text:span text:style-name="T1">A/</text:span><text:span text:style-name="T2">A</text:span><text:span text:style-name="T4"> - A/A </text:span><text:span text:style-name="T7">guns and </text:span><text:span text:style-name="T4">missiles</text:span></text:p>
      <text:p text:style-name="P4"/>
      <text:p text:style-name="P5">All weapons</text:p>
      <text:list xml:id="list656512549" text:style-name="L1">
        <text:list-item>
          <text:p text:style-name="P9">On <text:span text:style-name="T23">Optical Sight Control Unit panel</text:span> (below gunsight):</text:p>
          <text:list>
            <text:list-item>
              <text:p text:style-name="P9"><text:span text:style-name="T23">Power</text:span> switch ... <text:span text:style-name="T23">ON</text:span></text:p>
            </text:list-item>
            <text:list-item>
              <text:p text:style-name="P9"><text:span text:style-name="T23">Mode</text:span> switch ... <text:span text:style-name="T23">MAN</text:span></text:p>
            </text:list-item>
          </text:list>
        </text:list-item>
      </text:list>
      <text:list xml:id="list4072814773" text:style-name="L2">
        <text:list-item>
          <text:list>
            <text:list-item>
              <text:list>
                <text:list-item>
                  <text:p text:style-name="P11">NOTE: AUTO computes lead, but only at a fixed range?? manual is unclear, MAN mode is recommended.</text:p>
                </text:list-item>
              </text:list>
            </text:list-item>
          </text:list>
        </text:list-item>
      </text:list>
      <text:list xml:id="list234745884741357" text:continue-list="list656512549" text:style-name="L1">
        <text:list-item>
          <text:list>
            <text:list-item>
              <text:p text:style-name="P20"><text:span text:style-name="T10">G</text:span><text:span text:style-name="T11">unsight depression</text:span><text:span text:style-name="T18"> </text:span><text:span text:style-name="T20">...</text:span><text:span text:style-name="T18"> </text:span><text:span text:style-name="T11">10</text:span><text:span text:style-name="T12"> deg</text:span><text:span text:style-name="T21"> </text:span><text:span text:style-name="T19">for centerline crosshair </text:span><text:span text:style-name="T22">(</text:span><text:span text:style-name="T13">Gray Reset</text:span><text:span text:style-name="T14"> Hat </text:span><text:span text:style-name="T13">forward/back</text:span><text:span text:style-name="T22"> for tens, </text:span><text:span text:style-name="T14">left/right</text:span><text:span text:style-name="T22"> for units)</text:span></text:p>
            </text:list-item>
          </text:list>
        </text:list-item>
        <text:list-item>
          <text:p text:style-name="P9">On <text:span text:style-name="T23">SCAR panel</text:span> (bottom left instrument panel, above left knee):</text:p>
          <text:list>
            <text:list-item>
              <text:p text:style-name="P12"><text:span text:style-name="T23">M</text:span><text:span text:style-name="T24">AST SW</text:span> ... <text:span text:style-name="T23">ON</text:span></text:p>
            </text:list-item>
          </text:list>
        </text:list-item>
      </text:list>
      <text:p text:style-name="P6"/>
      <text:p text:style-name="P1"><text:span text:style-name="T34">Guns -- </text:span><text:span text:style-name="T35">M2 .50 cal MGs or DEFA 30 mm cannon</text:span></text:p>
      <text:list xml:id="list830302055" text:style-name="L3">
        <text:list-item>
          <text:p text:style-name="P10">On <text:span text:style-name="T23">SCAR panel</text:span> (bottom left instrument panel, above left knee):</text:p>
          <text:list>
            <text:list-item>
              <text:p text:style-name="P13"><text:span text:style-name="T23">Fixed Weapons Swit</text:span><text:span text:style-name="T24">c</text:span><text:span text:style-name="T23">h</text:span> ... <text:span text:style-name="T23">A/</text:span><text:span text:style-name="T25">A</text:span><text:span text:style-name="T33"> (red guarded switch)</text:span></text:p>
            </text:list-item>
          </text:list>
        </text:list-item>
        <text:list-item>
          <text:p text:style-name="P14"><text:span text:style-name="T26">Release trigger safety catch</text:span><text:span text:style-name="T47"> (</text:span><text:span text:style-name="T26">Flip-down Trigger press</text:span><text:span text:style-name="T47">); front of stick grip will have a red bar exposed when safety is off.</text:span></text:p>
        </text:list-item>
        <text:list-item>
          <text:p text:style-name="P15">Horizontal lines on pipper show <text:span text:style-name="T23">35 ft wingspan</text:span> at various ranges:</text:p>
        </text:list-item>
      </text:list>
      <text:p text:style-name="P8"><text:span text:style-name="T50"><text:tab/><text:tab/></text:span><text:span text:style-name="T49">┣━━ ┣━ ┣━ ⨀ ━┫ ━┫ ━━┫</text:span><text:span text:style-name="T50"><text:tab/></text:span><text:span text:style-name="T49">= 700 ft</text:span><text:span text:style-name="T51"> / 233 yds / 213 m</text:span></text:p>
      <text:p text:style-name="P8"><text:span text:style-name="T50"><text:tab/><text:tab/></text:span><text:span text:style-name="T49"> <text:s text:c="6"/>┣━ ┣━ ⨀ ━┫ ━┫</text:span><text:span text:style-name="T50"><text:tab/><text:tab/></text:span><text:span text:style-name="T49">= 1250 ft</text:span><text:span text:style-name="T51"> / 417 yds / 381 m</text:span></text:p>
      <text:p text:style-name="P8"><text:span text:style-name="T50"><text:tab/><text:tab/></text:span><text:span text:style-name="T49"> <text:s text:c="11"/>┣━ ⨀ ━┫</text:span><text:span text:style-name="T50"><text:tab/><text:tab/></text:span><text:span text:style-name="T49">= 1800 ft</text:span><text:span text:style-name="T51"> / 600 yds / 549 m</text:span></text:p>
      <text:p text:style-name="P2"><text:span text:style-name="T43"><text:tab/><text:tab/></text:span><text:span text:style-name="T42">┣━━ <text:s text:c="10"/>⨀ <text:s text:c="9"/>━━┫</text:span><text:span text:style-name="T43"><text:tab/></text:span><text:span text:style-name="T42">= Snap Shot (</text:span><text:span text:style-name="T44">not sure what this does??</text:span><text:span text:style-name="T42">)</text:span></text:p>
      <text:list xml:id="list234744646277957" text:continue-numbering="true" text:style-name="L3">
        <text:list-item>
          <text:p text:style-name="P22"><text:span text:style-name="T45">Adjust range with </text:span><text:span text:style-name="T46">Top Hat Ring forward/back</text:span><text:span text:style-name="T45">.</text:span></text:p>
        </text:list-item>
        <text:list-item>
          <text:p text:style-name="P23"><text:span text:style-name="T41">Aim with pipper, fire with </text:span><text:span text:style-name="T40">Trigger</text:span><text:span text:style-name="T41">.</text:span></text:p>
        </text:list-item>
      </text:list>
      <text:list xml:id="list64165637" text:style-name="L7">
        <text:list-item>
          <text:list>
            <text:list-item>
              <text:p text:style-name="P26"><text:span text:style-name="T39">S</text:span><text:span text:style-name="T37">CAR Display Unit on top right of instrument panel shows rounds remaining.</text:span></text:p>
            </text:list-item>
          </text:list>
        </text:list-item>
      </text:list>
      <text:list xml:id="list497338912" text:style-name="L4">
        <text:list-item>
          <text:p text:style-name="P21"><text:span text:style-name="T18">W</text:span><text:span text:style-name="T15">ingspans:</text:span></text:p>
          <text:list>
            <text:list-item>
              <text:p text:style-name="P16">MiG-29: 37 ft</text:p>
            </text:list-item>
            <text:list-item>
              <text:p text:style-name="P16">F-16: 33 ft</text:p>
            </text:list-item>
            <text:list-item>
              <text:p text:style-name="P16">Su-27: 48 ft</text:p>
            </text:list-item>
            <text:list-item>
              <text:p text:style-name="P16">MiG-21: 24 ft</text:p>
            </text:list-item>
            <text:list-item>
              <text:p text:style-name="P16">MiG-19: 30 ft</text:p>
            </text:list-item>
            <text:list-item>
              <text:p text:style-name="P16">L-39: 31 ft</text:p>
            </text:list-item>
          </text:list>
        </text:list-item>
      </text:list>
      <text:p text:style-name="P6"/>
      <text:p text:style-name="P7"><text:span text:style-name="T32">Missiles -- </text:span>AIM-9<text:span text:style-name="T32">M, AIM-9L, or Magic</text:span></text:p>
      <text:list xml:id="list2761427802" text:style-name="L5">
        <text:list-item>
          <text:p text:style-name="P24">On <text:span text:style-name="T23">SCAR panel</text:span> (bottom left instrument panel, above left knee):</text:p>
          <text:list>
            <text:list-item>
              <text:p text:style-name="P25"><text:span text:style-name="T36">Weapon pylon buttons</text:span><text:span text:style-name="T37"> ... </text:span><text:span text:style-name="T36">Select </text:span><text:span text:style-name="T34">missile</text:span><text:span text:style-name="T36"> pylons</text:span><text:span text:style-name="T37"> (top light on button turns yellow when selected)</text:span></text:p>
            </text:list-item>
            <text:list-item>
              <text:p text:style-name="P25"><text:span text:style-name="T34">MODE</text:span><text:span text:style-name="T38"> knob ... </text:span><text:span text:style-name="T34">NC</text:span></text:p>
            </text:list-item>
          </text:list>
        </text:list-item>
        <text:list-item>
          <text:p text:style-name="P17"><text:span text:style-name="T27">Open stores release guard (Dish Hat up)</text:span><text:span text:style-name="T47">; stick grip will </text:span><text:span text:style-name="T48">show safety guard up</text:span><text:span text:style-name="T47">.</text:span></text:p>
        </text:list-item>
        <text:list-item>
          <text:p text:style-name="P18">When you have tone, fire with <text:span text:style-name="T23">Red Button</text:span>. <text:s/>Left missile fires first.</text:p>
        </text:list-item>
      </text:list>
      <text:list xml:id="list1026433690" text:style-name="L6">
        <text:list-item>
          <text:p text:style-name="P19">There is no ranging information, and the missile can lock well outside its effective range, so when in doubt, get closer.</text:p>
        </text:list-item>
        <text:list-item>
          <text:p text:style-name="P19">There is no cage/uncag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11-05T23:47:44.537000000</dc:date>
    <meta:editing-duration>PT7H20M39S</meta:editing-duration>
    <meta:editing-cycles>5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6" meta:word-count="346" meta:character-count="1768" meta:non-whitespace-character-count="1437"/>
  </office:meta>
</office:document-meta>
</file>